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ausality Review</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efinitions of Causality</text:p>
          </draw:text-box>
        </draw:frame>
        <draw:frame presentation:style-name="pr4" draw:layer="layout" svg:width="25.199cm" svg:height="12.179cm" svg:x="1.4cm" svg:y="4.914cm" presentation:class="outline" presentation:user-transformed="true">
          <draw:text-box>
            <text:list text:style-name="L2">
              <text:list-item>
                <text:p>SEMs</text:p>
              </text:list-item>
              <text:list-item>
                <text:p>Causal Bayes Networks</text:p>
              </text:list-item>
              <text:list-item>
                <text:p>Potential Outcomes</text:p>
              </text:list-item>
              <text:list-item>
                <text:p>Different worlds, equivalent (almost) definition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Network learning vs Causal Queries</text:p>
          </draw:text-box>
        </draw:frame>
        <draw:frame presentation:style-name="pr4" draw:layer="layout" svg:width="25.199cm" svg:height="12.179cm" svg:x="1.4cm" svg:y="4.914cm" presentation:class="outline">
          <draw:text-box>
            <text:list text:style-name="L2">
              <text:list-item>
                <text:p>Causal network learning vs answering causal queries. Difference is in some sense the level at which we model.</text:p>
              </text:list-item>
              <text:list-item>
                <text:p>Focus of this talk is causal queries. Ie we have a relatively strong model. Such a model may be invalidated by the data (ie if there are dependencies in the data not representable in the model) but it cannot be validated by the data.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ausal Queries</text:p>
          </draw:text-box>
        </draw:frame>
        <draw:frame presentation:style-name="pr4" draw:layer="layout" svg:width="25.199cm" svg:height="12.179cm" svg:x="1.4cm" svg:y="4.914cm" presentation:class="outline">
          <draw:text-box>
            <text:list text:style-name="L2">
              <text:list-item>
                <text:p>When is a query causal?</text:p>
              </text:list-item>
              <text:list-item>
                <text:p>Interventions and counterfactuals.</text:p>
              </text:list-item>
              <text:list-item>
                <text:p>There are some queries that can be framed in terms of counterfactuals that are not (at least directly) representable in terms on interventions.</text:p>
                <text:p/>
                <text:p><tex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Interventions in graphical models</text:p>
          </draw:text-box>
        </draw:frame>
        <draw:frame presentation:style-name="pr4" draw:layer="layout" svg:width="25.199cm" svg:height="12.179cm" svg:x="1.4cm" svg:y="4.914cm" presentation:class="outline">
          <draw:text-box>
            <text:list text:style-name="L2">
              <text:list-header>
                <text:p>Starting with a SEM or causal bayes network we get interventions as graph manipulations</text:p>
              </text:list-header>
              <text:list-item>
                <text:p>We can then use d-seperation to link post-intervention distributions to pre-intervention ones (ie the 3 rules of Do Calculus)</text:p>
              </text:list-item>
              <text:list-item>
                <text:p>This rules are complete. That is an interventional query is non-parametrically identifiable if and only if the interventional distributions can be reduced to non-interventional ones through the application of these 3 rules <text:s/></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Behold! The Do Calculus Rules</text:p>
          </draw:text-box>
        </draw:frame>
        <draw:frame presentation:style-name="pr4" draw:layer="layout" svg:width="25.199cm" svg:height="12.179cm" svg:x="1.4cm" svg:y="4.914cm" presentation:class="outline">
          <draw:text-box>
            <text:list text:style-name="L2">
              <text:list-item>
                <text:p>Here they ar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he backdoor and front door criterion</text:p>
          </draw:text-box>
        </draw:frame>
        <draw:frame presentation:style-name="pr4" draw:layer="layout" svg:width="25.199cm" svg:height="12.179cm" svg:x="1.4cm" svg:y="4.914cm" presentation:class="outline">
          <draw:text-box>
            <text:list text:style-name="L2">
              <text:list-item>
                <text:p>Also derived from d-seperation. They are sufficient but not necessary for identifiablity.</text:p>
              </text:list-item>
              <text:list-item>
                <text:p>Easy to apply. </text:p>
              </text:list-item>
              <text:list-item>
                <text:p>Backdoor criterion corresponds to cases where causal queries can be answered by balancing/conditioning. (this is the area most widely explored in statistics, etc)</text:p>
              </text:list-item>
              <text:list-item>
                <text:p>Front door criterion. Identify by sequentially identifing paths along the way.</text:p>
              </text:list-item>
              <text:list-item>
                <text:p>Can I quantify the extent to which front/back door is almost necessary? Ie what fraction of identifiable graphs do not satisfy the back or front door criteri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ome examples of identifiable/not identifiable graph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ractical considerations</text:p>
          </draw:text-box>
        </draw:frame>
        <draw:frame presentation:style-name="pr4" draw:layer="layout" svg:width="25.199cm" svg:height="12.179cm" svg:x="1.4cm" svg:y="4.914cm" presentation:class="outline">
          <draw:text-box>
            <text:list text:style-name="L2">
              <text:list-header>
                <text:p>High dimensional data. Lack of infinite samples, identification of mean vs full distribution vs marginals. </text:p>
                <text:p/>
                <text:p>So what if a problem is not identifiable? Parametric assumptions may help. In fact, in real data sets, with finite data, it may possible that parametric assumptions lead to better results even when they are not striclty true …? </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 your model is not identifiable :-(</text:p>
          </draw:text-box>
        </draw:frame>
        <draw:frame presentation:style-name="pr4" draw:layer="layout" svg:width="25.199cm" svg:height="12.179cm" svg:x="1.4cm" svg:y="4.914cm" presentation:class="outline">
          <draw:text-box>
            <text:list text:style-name="L2">
              <text:list-item>
                <text:p>You can make additional assumptions</text:p>
              </text:list-item>
              <text:list-item>
                <text:p>You may still be able to bound causal effect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What about conterfactual quries?</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10:51:04.847342379</meta:creation-date>
    <dc:date>2014-09-10T13:56:49.334001627</dc:date>
    <meta:editing-duration>PT3H2M13S</meta:editing-duration>
    <meta:editing-cycles>13</meta:editing-cycles>
    <meta:generator>LibreOffice/4.2.3.3$Linux_X86_64 LibreOffice_project/420m0$Build-3</meta:generator>
    <meta:document-statistic meta:object-count="65"/>
  </office:meta>
</office:document-meta>
</file>